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699cm"/>
    </style:style>
    <style:style style:name="Table1.E" style:family="table-column">
      <style:table-column-properties style:column-width="3.413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8d0" officeooo:paragraph-rsid="001408d0"/>
    </style:style>
    <style:style style:name="P2" style:family="paragraph" style:parent-style-name="Standard">
      <style:text-properties style:font-name="CALIBRI" officeooo:rsid="001408d0" officeooo:paragraph-rsid="001408d0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110c97" officeooo:paragraph-rsid="00110c97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15814f" officeooo:paragraph-rsid="0015814f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17583b" officeooo:paragraph-rsid="0017583b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110c97" officeooo:paragraph-rsid="00110c97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1408d0" officeooo:paragraph-rsid="001408d0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5814f" officeooo:paragraph-rsid="0015814f"/>
    </style:style>
    <style:style style:name="P9" style:family="paragraph" style:parent-style-name="Table_20_Contents">
      <style:text-properties style:font-name="Calibri" officeooo:rsid="0015814f" officeooo:paragraph-rsid="0015814f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17583b" officeooo:paragraph-rsid="0017583b"/>
    </style:style>
    <style:style style:name="P11" style:family="paragraph" style:parent-style-name="Table_20_Contents">
      <style:text-properties style:font-name="Calibri" fo:font-weight="bold" officeooo:rsid="0015814f" officeooo:paragraph-rsid="0015814f" style:font-weight-asian="bold" style:font-weight-complex="bold"/>
    </style:style>
    <style:style style:name="P12" style:family="paragraph" style:parent-style-name="Table_20_Contents">
      <style:text-properties style:font-name="Calibri" fo:font-weight="bold" officeooo:rsid="00197dac" officeooo:paragraph-rsid="00197dac" style:font-weight-asian="bold" style:font-weight-complex="bold"/>
    </style:style>
    <style:style style:name="P13" style:family="paragraph" style:parent-style-name="Table_20_Contents">
      <style:text-properties style:font-name="Calibri" officeooo:rsid="00197dac" officeooo:paragraph-rsid="00197dac"/>
    </style:style>
    <style:style style:name="P14" style:family="paragraph" style:parent-style-name="Text_20_body">
      <style:paragraph-properties fo:text-align="center" style:justify-single-word="false"/>
      <style:text-properties style:font-name="CALIBRI" fo:font-size="18pt" fo:font-weight="bold" officeooo:rsid="001408d0" officeooo:paragraph-rsid="001408d0" style:font-size-asian="18pt" style:font-weight-asian="bold" style:font-size-complex="18pt" style:font-weight-complex="bold"/>
    </style:style>
    <style:style style:name="P15" style:family="paragraph" style:parent-style-name="Text_20_body">
      <style:text-properties style:font-name="CALIBRI" officeooo:rsid="001408d0" officeooo:paragraph-rsid="001408d0"/>
    </style:style>
    <style:style style:name="P16" style:family="paragraph" style:parent-style-name="Table_20_Contents">
      <style:text-properties style:font-name="Calibri" officeooo:rsid="001af93f" officeooo:paragraph-rsid="001af93f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style:font-name="CALIBRI" officeooo:rsid="001408d0" officeooo:paragraph-rsid="001408d0"/>
    </style:style>
    <style:style style:name="T1" style:family="text">
      <style:text-properties officeooo:rsid="0013c43c"/>
    </style:style>
    <style:style style:name="T2" style:family="text">
      <style:text-properties officeooo:rsid="001408d0"/>
    </style:style>
    <style:style style:name="T3" style:family="text">
      <style:text-properties officeooo:rsid="001758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ALISI DATI ESERCITAZIONE 1</text:p>
      <text:p text:style-name="P15">Il committente ha richiesto un software in grado di memorizzare delle informazioni relative ai banchi, con la possibilità di poterli visualizzar<text:span text:style-name="T3">e</text:span> in un corrispettivo file. Le informazioni da memorizzare sono:</text:p>
      <text:list xml:id="list100316011" text:style-name="L1">
        <text:list-item>
          <text:p text:style-name="P17">Nome</text:p>
        </text:list-item>
        <text:list-item>
          <text:p text:style-name="P17">Larghezza</text:p>
        </text:list-item>
        <text:list-item>
          <text:p text:style-name="P17">Lunghezza</text:p>
        </text:list-item>
        <text:list-item>
          <text:p text:style-name="P17">Colore</text:p>
        </text:list-item>
        <text:list-item>
          <text:p text:style-name="P17">Diametro</text:p>
        </text:list-item>
        <text:list-item>
          <text:p text:style-name="P17">Altezza Piede</text:p>
        </text:list-item>
        <text:list-item>
          <text:p text:style-name="P17">N_Piedi</text:p>
        </text:list-item>
      </text:list>
      <text:p text:style-name="P2">Di seguito è rappresentata una tabella con l’analisi dei dati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 table:style-name="TableLine93872205444080">
          <table:table-cell table:style-name="Table1.A1" office:value-type="string">
            <text:p text:style-name="P5">Etichette</text:p>
          </table:table-cell>
          <table:table-cell table:style-name="Table1.A1" office:value-type="string">
            <text:p text:style-name="P3">Esempi</text:p>
          </table:table-cell>
          <table:table-cell table:style-name="Table1.A1" office:value-type="string">
            <text:p text:style-name="P3">Desc<text:span text:style-name="T1">rizione</text:span></text:p>
          </table:table-cell>
          <table:table-cell table:style-name="Table1.A1" office:value-type="string">
            <text:p text:style-name="P3">Tipo dato</text:p>
          </table:table-cell>
          <table:table-cell table:style-name="Table1.A1" office:value-type="string">
            <text:p text:style-name="P3">Dimensione</text:p>
          </table:table-cell>
          <table:table-cell table:style-name="Table1.A1" office:value-type="string">
            <text:p text:style-name="P4">I/O/L</text:p>
          </table:table-cell>
          <table:table-cell table:style-name="Table1.G1" office:value-type="string">
            <text:p text:style-name="P3">U.M </text:p>
          </table:table-cell>
        </table:table-row>
        <table:table-row table:style-name="TableLine93872205509376">
          <table:table-cell table:style-name="Table1.A2" office:value-type="string">
            <text:p text:style-name="P6">Nome</text:p>
          </table:table-cell>
          <table:table-cell table:style-name="Table1.A2" office:value-type="string">
            <text:p text:style-name="P7">Banco_1A</text:p>
            <text:p text:style-name="P7">Banco_5B</text:p>
          </table:table-cell>
          <table:table-cell table:style-name="Table1.A2" office:value-type="string">
            <text:p text:style-name="P6">Nome banco</text:p>
          </table:table-cell>
          <table:table-cell table:style-name="Table1.A2" office:value-type="string">
            <text:p text:style-name="P6">Testo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10"/>
          </table:table-cell>
        </table:table-row>
        <table:table-row table:style-name="TableLine93872205513840">
          <table:table-cell table:style-name="Table1.A2" office:value-type="string">
            <text:p text:style-name="P6">Larghezza</text:p>
          </table:table-cell>
          <table:table-cell table:style-name="Table1.A2" office:value-type="string">
            <text:p text:style-name="P7">10,5 cm</text:p>
            <text:p text:style-name="P7">90,5 cm</text:p>
          </table:table-cell>
          <table:table-cell table:style-name="Table1.A2" office:value-type="string">
            <text:p text:style-name="P6">Larghezza banco</text:p>
          </table:table-cell>
          <table:table-cell table:style-name="Table1.A2" office:value-type="string">
            <text:p text:style-name="P7">Decimale</text:p>
          </table:table-cell>
          <table:table-cell table:style-name="Table1.A2" office:value-type="string">
            <text:p text:style-name="P6">2 cifre decimali</text:p>
            <text:p text:style-name="P6">2 cifre intere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6">cm</text:p>
          </table:table-cell>
        </table:table-row>
        <table:table-row table:style-name="TableLine93872205515248">
          <table:table-cell table:style-name="Table1.A2" office:value-type="string">
            <text:p text:style-name="P6">Lunghezza</text:p>
          </table:table-cell>
          <table:table-cell table:style-name="Table1.A2" office:value-type="string">
            <text:p text:style-name="P7">10,5 cm</text:p>
            <text:p text:style-name="P7">90,5 cm</text:p>
          </table:table-cell>
          <table:table-cell table:style-name="Table1.A2" office:value-type="string">
            <text:p text:style-name="P6">Lunghezza banco</text:p>
          </table:table-cell>
          <table:table-cell table:style-name="Table1.A2" office:value-type="string">
            <text:p text:style-name="P7">Decimale</text:p>
          </table:table-cell>
          <table:table-cell table:style-name="Table1.A2" office:value-type="string">
            <text:p text:style-name="P6">2 cifre decimali</text:p>
            <text:p text:style-name="P6">2 cifre intere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6">cm</text:p>
          </table:table-cell>
        </table:table-row>
        <table:table-row table:style-name="TableLine93872205516736">
          <table:table-cell table:style-name="Table1.A2" office:value-type="string">
            <text:p text:style-name="P6">Colore</text:p>
          </table:table-cell>
          <table:table-cell table:style-name="Table1.A2" office:value-type="string">
            <text:p text:style-name="P7">Verde</text:p>
            <text:p text:style-name="P7">Rosso</text:p>
            <text:p text:style-name="P7">Giallo</text:p>
          </table:table-cell>
          <table:table-cell table:style-name="Table1.A2" office:value-type="string">
            <text:p text:style-name="P6">Colore <text:span text:style-name="T2">superficie</text:span> banco</text:p>
          </table:table-cell>
          <table:table-cell table:style-name="Table1.A2" office:value-type="string">
            <text:p text:style-name="P6">Testo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10"/>
          </table:table-cell>
        </table:table-row>
        <table:table-row table:style-name="TableLine93872205518256">
          <table:table-cell table:style-name="Table1.A2" office:value-type="string">
            <text:p text:style-name="P6">Diametro </text:p>
          </table:table-cell>
          <table:table-cell table:style-name="Table1.A2" office:value-type="string">
            <text:p text:style-name="P7">40 mm</text:p>
            <text:p text:style-name="P7">60 mm</text:p>
          </table:table-cell>
          <table:table-cell table:style-name="Table1.A2" office:value-type="string">
            <text:p text:style-name="P6">Diametro piede banco</text:p>
          </table:table-cell>
          <table:table-cell table:style-name="Table1.A2" office:value-type="string">
            <text:p text:style-name="P7">Decimale</text:p>
          </table:table-cell>
          <table:table-cell table:style-name="Table1.A2" office:value-type="string">
            <text:p text:style-name="P6">2 cifre decimali</text:p>
            <text:p text:style-name="P6">2 cifre intere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6">mm</text:p>
          </table:table-cell>
        </table:table-row>
        <table:table-row table:style-name="TableLine93872205519648">
          <table:table-cell table:style-name="Table1.A2" office:value-type="string">
            <text:p text:style-name="P6">Altezza piede</text:p>
          </table:table-cell>
          <table:table-cell table:style-name="Table1.A2" office:value-type="string">
            <text:p text:style-name="P7">50,50 cm</text:p>
            <text:p text:style-name="P7">67,88 cm</text:p>
          </table:table-cell>
          <table:table-cell table:style-name="Table1.A2" office:value-type="string">
            <text:p text:style-name="P6">Altezza banco</text:p>
          </table:table-cell>
          <table:table-cell table:style-name="Table1.A2" office:value-type="string">
            <text:p text:style-name="P7">Decimale</text:p>
          </table:table-cell>
          <table:table-cell table:style-name="Table1.A2" office:value-type="string">
            <text:p text:style-name="P6">2 cifre decimali</text:p>
            <text:p text:style-name="P6">2 cifre intere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6">cm</text:p>
          </table:table-cell>
        </table:table-row>
        <table:table-row table:style-name="TableLine93872205521088">
          <table:table-cell table:style-name="Table1.A2" office:value-type="string">
            <text:p text:style-name="P6">N_piedi</text:p>
          </table:table-cell>
          <table:table-cell table:style-name="Table1.A2" office:value-type="string">
            <text:p text:style-name="P7">4</text:p>
            <text:p text:style-name="P7">6</text:p>
          </table:table-cell>
          <table:table-cell table:style-name="Table1.A2" office:value-type="string">
            <text:p text:style-name="P6">Numero piedi banco</text:p>
          </table:table-cell>
          <table:table-cell table:style-name="Table1.A2" office:value-type="string">
            <text:p text:style-name="P6">Intero</text:p>
          </table:table-cell>
          <table:table-cell table:style-name="Table1.A2" office:value-type="string">
            <text:p text:style-name="P6">1 cifra intera</text:p>
          </table:table-cell>
          <table:table-cell table:style-name="Table1.A2" office:value-type="string">
            <text:p text:style-name="P8">I/O</text:p>
          </table:table-cell>
          <table:table-cell table:style-name="Table1.G2" office:value-type="string">
            <text:p text:style-name="P10">Pezz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Line93872205526960">
          <table:table-cell table:style-name="Table2.A1" office:value-type="string">
            <text:p text:style-name="P11">Progetto</text:p>
          </table:table-cell>
          <table:table-cell table:style-name="Table2.B1" office:value-type="string">
            <text:p text:style-name="P16">School Desks</text:p>
          </table:table-cell>
        </table:table-row>
        <table:table-row table:style-name="TableLine93872205537664">
          <table:table-cell table:style-name="Table2.A2" office:value-type="string">
            <text:p text:style-name="P12">Data inizio</text:p>
          </table:table-cell>
          <table:table-cell table:style-name="Table2.B2" office:value-type="string">
            <text:p text:style-name="P13">16/09/2024</text:p>
          </table:table-cell>
        </table:table-row>
        <table:table-row table:style-name="TableLine93872205475696">
          <table:table-cell table:style-name="Table2.A2" office:value-type="string">
            <text:p text:style-name="P11">Analista</text:p>
          </table:table-cell>
          <table:table-cell table:style-name="Table2.B2" office:value-type="string">
            <text:p text:style-name="P9">Ignazio Leonardo Calogero Sperandeo</text:p>
          </table:table-cell>
        </table:table-row>
        <table:table-row table:style-name="TableLine93872205476256">
          <table:table-cell table:style-name="Table2.A2" office:value-type="string">
            <text:p text:style-name="P11">Intervistato</text:p>
          </table:table-cell>
          <table:table-cell table:style-name="Table2.B2" office:value-type="string">
            <text:p text:style-name="P9">Prof. Molinelli</text:p>
          </table:table-cell>
        </table:table-row>
        <table:table-row table:style-name="TableLine93872205464384">
          <table:table-cell table:style-name="Table2.A2" office:value-type="string">
            <text:p text:style-name="P11">Cliente</text:p>
          </table:table-cell>
          <table:table-cell table:style-name="Table2.B2" office:value-type="string">
            <text:p text:style-name="P9">Prof. Molinelli</text:p>
          </table:table-cell>
        </table:table-row>
        <table:table-row table:style-name="TableLine93872205538960">
          <table:table-cell table:style-name="Table2.A2" office:value-type="string">
            <text:p text:style-name="P11">Versione</text:p>
          </table:table-cell>
          <table:table-cell table:style-name="Table2.B2" office:value-type="string">
            <text:p text:style-name="P9">1.2</text:p>
          </table:table-cell>
        </table:table-row>
      </table:table>
      <text:p text:style-name="Standard"/>
      <text:p text:style-name="Standard"/>
      <text:p text:style-name="P1">Autore: Ignazio Leonardo Calogero Sperandeo</text:p>
      <text:p text:style-name="P1">Data: 16/09/2024</text:p>
      <text:p text:style-name="P1">Classe: 5C in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7T17:03:22.757659386</meta:creation-date>
    <dc:date>2024-09-18T23:12:42.666330451</dc:date>
    <meta:editing-duration>PT22M57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2" meta:paragraph-count="91" meta:word-count="192" meta:character-count="1112" meta:non-whitespace-character-count="1016"/>
  </office:meta>
</office:document-meta>
</file>